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>
      <style:text-properties fo:font-size="12pt" style:font-size-asian="12pt" style:font-size-complex="12pt"/>
    </style:style>
    <style:style style:name="P3" style:family="paragraph" style:parent-style-name="List_20_Paragraph">
      <style:text-properties fo:font-size="10pt" style:font-size-asian="10pt" style:font-size-complex="10pt"/>
    </style:style>
    <style:style style:name="P4" style:family="paragraph" style:parent-style-name="List_20_Paragraph" style:list-style-name="WWNum2"/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officeooo:rsid="000c8f80" officeooo:paragraph-rsid="000c8f80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rsid="000e18fa" officeooo:paragraph-rsid="000e18fa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c8f80" style:font-size-asian="12pt" style:font-size-complex="12pt"/>
    </style:style>
    <style:style style:name="T4" style:family="text">
      <style:text-properties fo:font-size="12pt" fo:font-weight="bold" officeooo:rsid="000c8f80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0e18fa" style:font-size-asian="12pt" style:font-weight-asian="bold" style:font-size-complex="12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1"><text:span text:style-name="T1">Marcin Głód</text:span></text:p>
      <text:p text:style-name="P7" loext:marker-style-name="T1"><text:span text:style-name="T1">13.10.2024</text:span></text:p>
      <text:p text:style-name="P5" loext:marker-style-name="T1"><text:span text:style-name="T1">Test określający własny styl zachowania w grupie</text:span><text:span text:style-name="T1"/></text:p>
      <text:p text:style-name="Standard" loext:marker-style-name="T2"><text:span text:style-name="T2">W celu znalezienia własnego stylu zachowania, proszę wypełnić poniższy formularz. Wypełniać należy samemu, bez dłuższego zastanawiania się, na podstawie pierwszego skojarzenia (odpowiedzi nie będą ujawniane do publicznej wiadomości). </text:span><text:span text:style-name="T2"/></text:p>
      <text:p text:style-name="Standard" loext:marker-style-name="T2"><text:span text:style-name="T2">Przykład: ekspresywny 1, 2, 3, 4, 5 powściągliwy = „2”. Należy wpisać jedną wartość w skali 1, 2, 3, 4, 5. Jeśli osoba określa siebie jako bardziej ekspresyjną niż pozostającą w rezerwie, ale nie skrajnie ekspresywną, to zaznacza liczbę „2”.</text:span><text:span text:style-name="T2"/></text:p>
      <text:p text:style-name="Standard" loext:marker-style-name="T2"><text:span text:style-name="T2">Proszę podać odpowiadać na pytania według tego jakim się jest, a nie jakim chciałoby się być, ani jakim otoczenie chciałoby daną osobę widzieć. </text:span><text:span text:style-name="T2"/></text:p>
      <text:p text:style-name="Standard" loext:marker-style-name="T2"><text:span text:style-name="T1">CZĘŚĆ A</text:span><text:span text:style-name="T2"/></text:p>
      <text:list text:style-name="WWNum1">
        <text:list-item>
          <text:p text:style-name="P1" loext:marker-style-name="T2"><text:span text:style-name="T2">Samowolny <text:tab/><text:tab/><text:tab/>1, 2, 3, 4, 5, <text:tab/>schematyczny<text:tab/><text:tab/><text:tab/>= </text:span><text:span text:style-name="T4">3</text:span></text:p>
        </text:list-item>
        <text:list-item>
          <text:p text:style-name="P1" loext:marker-style-name="T2"><text:span text:style-name="T2">Spontaniczny <text:tab/><text:tab/><text:tab/>1, 2, 3, 4, 5, <text:tab/>rozważny<text:tab/><text:tab/><text:tab/>=</text:span><text:span text:style-name="T4"> 3</text:span></text:p>
        </text:list-item>
        <text:list-item>
          <text:p text:style-name="P1" loext:marker-style-name="T2"><text:span text:style-name="T2">Zuchwały <text:tab/><text:tab/><text:tab/>1, 2, 3, 4, 5, <text:tab/>ugodowy<text:tab/><text:tab/><text:tab/>= </text:span><text:span text:style-name="T4">5</text:span></text:p>
        </text:list-item>
        <text:list-item>
          <text:p text:style-name="P1" loext:marker-style-name="T2"><text:span text:style-name="T2">Przywódczy <text:tab/><text:tab/><text:tab/>1, 2, 3, 4, 5, <text:tab/>nieśmiały<text:tab/><text:tab/><text:tab/>= </text:span><text:span text:style-name="T4">4</text:span></text:p>
        </text:list-item>
        <text:list-item>
          <text:p text:style-name="P1" loext:marker-style-name="T2"><text:span text:style-name="T2">Hałaśliwy <text:tab/><text:tab/><text:tab/>1, 2, 3, 4, 5, <text:tab/>spokojny<text:tab/><text:tab/><text:tab/>= </text:span><text:span text:style-name="T4">4</text:span></text:p>
        </text:list-item>
        <text:list-item>
          <text:p text:style-name="P1" loext:marker-style-name="T2"><text:span text:style-name="T2">Usposobiony towarzysko <text:tab/>1, 2, 3, 4, 5, <text:tab/>zorientowany zadaniowo<text:tab/>=</text:span><text:span text:style-name="T3"> </text:span><text:span text:style-name="T4">4</text:span></text:p>
        </text:list-item>
        <text:list-item>
          <text:p text:style-name="P1" loext:marker-style-name="T2"><text:span text:style-name="T2">Przewodzący <text:tab/><text:tab/><text:tab/>1, 2, 3, 4, 5, <text:tab/>zwolenniczy<text:tab/><text:tab/><text:tab/>= </text:span><text:span text:style-name="T4">3</text:span></text:p>
        </text:list-item>
        <text:list-item>
          <text:p text:style-name="P1" loext:marker-style-name="T2"><text:span text:style-name="T2">Ekspresywny <text:tab/><text:tab/><text:tab/>1, 2, 3, 4, 5, <text:tab/>powściągliwy<text:tab/><text:tab/><text:tab/>= </text:span><text:span text:style-name="T4">2</text:span></text:p>
        </text:list-item>
        <text:list-item>
          <text:p text:style-name="P1" loext:marker-style-name="T2"><text:span text:style-name="T2">Entuzjastyczny <text:tab/><text:tab/>1, 2, 3, 4, 5, <text:tab/>zamknięty<text:tab/><text:tab/><text:tab/>= </text:span><text:span text:style-name="T4">3</text:span></text:p>
        </text:list-item>
        <text:list-item>
          <text:p text:style-name="P1" loext:marker-style-name="T2"><text:span text:style-name="T2"><text:s/>Rozmowny <text:tab/><text:tab/><text:tab/>1, 2, 3, 4, 5, <text:tab/>słuchający<text:tab/><text:tab/><text:tab/>= </text:span><text:span text:style-name="T4">5</text:span></text:p>
        </text:list-item>
        <text:list-item>
          <text:p text:style-name="P1" loext:marker-style-name="T2"><text:span text:style-name="T2"><text:s/>Poszukiwawczy <text:tab/><text:tab/>1, 2, 3, 4, 5, <text:tab/>wstrzymujący się<text:tab/><text:tab/>= </text:span><text:span text:style-name="T4">3</text:span></text:p>
        </text:list-item>
        <text:list-item>
          <text:p text:style-name="P1" loext:marker-style-name="T2"><text:span text:style-name="T2"><text:s/>Uprzejmy<text:tab/><text:tab/><text:tab/>1, 2, 3, 4, 5, <text:tab/>zachowuje dystans<text:tab/><text:tab/>= </text:span><text:span text:style-name="T4">1</text:span></text:p>
        </text:list-item>
        <text:list-item>
          <text:p text:style-name="P1" loext:marker-style-name="T2"><text:span text:style-name="T2"><text:s/>Argumentujący <text:tab/><text:tab/>1, 2, 3, 4, 5, <text:tab/>aprobujący<text:tab/><text:tab/><text:tab/>= </text:span><text:span text:style-name="T4">2</text:span></text:p>
        </text:list-item>
        <text:list-item>
          <text:p text:style-name="P1" loext:marker-style-name="T2"><text:span text:style-name="T2"><text:s/>Elastyczny <text:tab/><text:tab/><text:tab/>1, 2, 3, 4, 5, <text:tab/>formalny<text:tab/><text:tab/><text:tab/>= </text:span><text:span text:style-name="T4">4</text:span></text:p>
        </text:list-item>
        <text:list-item>
          <text:p text:style-name="P1" loext:marker-style-name="T2"><text:span text:style-name="T2"><text:s/>Dominujący <text:tab/><text:tab/><text:tab/>1, 2, 3, 4, 5, <text:tab/>uległy<text:tab/><text:tab/><text:tab/><text:tab/>= </text:span><text:span text:style-name="T4">4</text:span></text:p>
        </text:list-item>
        <text:list-item>
          <text:p text:style-name="P1" loext:marker-style-name="T2"><text:span text:style-name="T2"><text:s/>Postępowy <text:tab/><text:tab/><text:tab/>1, 2, 3, 4, 5, <text:tab/>konserwatywny<text:tab/><text:tab/>= </text:span><text:span text:style-name="T4">3</text:span></text:p>
        </text:list-item>
        <text:list-item>
          <text:p text:style-name="P1" loext:marker-style-name="T2"><text:span text:style-name="T2">Towarzyski <text:tab/><text:tab/><text:tab/>1, 2, 3, 4, 5, <text:tab/>nieśmiały<text:tab/><text:tab/><text:tab/>= </text:span><text:span text:style-name="T4">5</text:span></text:p>
        </text:list-item>
        <text:list-item>
          <text:p text:style-name="P1" loext:marker-style-name="T2"><text:span text:style-name="T2"><text:s/>Dostępny <text:tab/><text:tab/><text:tab/>1, 2, 3, 4, 5, <text:tab/>niedostępny<text:tab/><text:tab/><text:tab/>= </text:span><text:span text:style-name="T4">5</text:span></text:p>
        </text:list-item>
        <text:list-item>
          <text:p text:style-name="P1" loext:marker-style-name="T2"><text:span text:style-name="T2"><text:s/>Poszerzający <text:tab/><text:tab/><text:tab/>1, 2, 3, 4, 5, <text:tab/>ograniczający<text:tab/></text:span><text:span text:style-name="T3">= </text:span><text:span text:style-name="T4">3</text:span><text:span text:style-name="T2"><text:tab/></text:span></text:p>
        </text:list-item>
        <text:list-item>
          <text:p text:style-name="P1" loext:marker-style-name="T2"><text:span text:style-name="T2"><text:s/>Niekonwencjonalny <text:tab/><text:tab/>1, 2, 3, 4, 5, <text:tab/>konwencjonalny<text:tab/>= </text:span><text:span text:style-name="T4">3</text:span></text:p>
        </text:list-item>
      </text:list>
      <text:p text:style-name="List_20_Paragraph" loext:marker-style-name="T2"><text:span text:style-name="T2"><text:tab/><text:tab/><text:tab/><text:tab/><text:tab/><text:tab/> <text:s text:c="6"/>SUMA cz. A ====== </text:span><text:span text:style-name="T5">69</text:span></text:p>
      <text:p text:style-name="P2" loext:marker-style-name="T2"/>
      <text:p text:style-name="P2" loext:marker-style-name="T2"/>
      <text:p text:style-name="P3" loext:marker-style-name="T6"/>
      <text:p text:style-name="Standard" loext:marker-style-name="T2"><text:soft-page-break/><text:span text:style-name="T1">CZĘŚĆ B</text:span><text:span text:style-name="T2"/></text:p>
      <text:list text:style-name="WWNum2">
        <text:list-item>
          <text:p text:style-name="P4" loext:marker-style-name="T2"><text:span text:style-name="T2">Bezzwłoczny<text:tab/><text:tab/><text:tab/>1, 2, 3, 4, 5, <text:tab/>wahający się<text:tab/><text:tab/><text:tab/>= </text:span><text:span text:style-name="T4">5</text:span></text:p>
        </text:list-item>
        <text:list-item>
          <text:p text:style-name="P4" loext:marker-style-name="T2"><text:span text:style-name="T2">Niezorganizowany <text:tab/><text:tab/>1, 2, 3, 4, 5, <text:tab/>zorganizowany<text:tab/><text:tab/>= </text:span><text:span text:style-name="T4">3</text:span></text:p>
        </text:list-item>
        <text:list-item>
          <text:p text:style-name="P4" loext:marker-style-name="T2"><text:span text:style-name="T2">Serdeczny <text:tab/><text:tab/><text:tab/>1, 2, 3, 4, 5, <text:tab/>powściągliwy <text:tab/><text:tab/>=</text:span> <text:span text:style-name="T4">2</text:span> </text:p>
        </text:list-item>
        <text:list-item>
          <text:p text:style-name="P4" loext:marker-style-name="T2"><text:span text:style-name="T2">Ekstrawertyczny <text:tab/><text:tab/>1, 2, 3, 4, 5, <text:tab/>introwertyczny<text:tab/><text:tab/>= </text:span><text:span text:style-name="T4">5</text:span></text:p>
        </text:list-item>
        <text:list-item>
          <text:p text:style-name="P4" loext:marker-style-name="T2"><text:span text:style-name="T2">Rozmowny <text:tab/><text:tab/><text:tab/>1, 2, 3, 4, 5, <text:tab/>małomówny <text:tab/><text:tab/><text:tab/>= </text:span><text:span text:style-name="T4">2</text:span></text:p>
        </text:list-item>
        <text:list-item>
          <text:p text:style-name="P4" loext:marker-style-name="T2"><text:span text:style-name="T2">Podejmuje inicjatywę <text:tab/>1, 2, 3, 4, 5, <text:tab/>czeka na dyrektywy <text:tab/>= </text:span><text:span text:style-name="T4">4</text:span></text:p>
        </text:list-item>
        <text:list-item>
          <text:p text:style-name="P4" loext:marker-style-name="T2"><text:span text:style-name="T2">Impulsywny <text:tab/><text:tab/><text:tab/>1, 2, 3, 4, 5, <text:tab/>rozważny <text:tab/><text:tab/><text:tab/>= </text:span><text:span text:style-name="T4">5</text:span></text:p>
        </text:list-item>
        <text:list-item>
          <text:p text:style-name="P4" loext:marker-style-name="T2"><text:span text:style-name="T2">Zaangażowany <text:tab/><text:tab/>1, 2, 3, 4, 5, <text:tab/>bezstronny<text:tab/><text:tab/><text:tab/>= </text:span><text:span text:style-name="T4">5</text:span></text:p>
        </text:list-item>
        <text:list-item>
          <text:p text:style-name="P4" loext:marker-style-name="T2"><text:span text:style-name="T2">Odprężony <text:tab/><text:tab/><text:tab/>1, 2, 3, 4, 5, <text:tab/>kontrolujący się<text:tab/><text:tab/>= </text:span><text:span text:style-name="T4">5</text:span></text:p>
        </text:list-item>
        <text:list-item>
          <text:p text:style-name="P4" loext:marker-style-name="T2"><text:span text:style-name="T2">Bez struktury <text:tab/><text:tab/><text:tab/>1, 2, 3, 4, 5, <text:tab/>ze strukturą<text:tab/><text:tab/>= </text:span><text:span text:style-name="T4">4</text:span></text:p>
        </text:list-item>
        <text:list-item>
          <text:p text:style-name="P4" loext:marker-style-name="T2"><text:span text:style-name="T2">Wyjaśnia <text:tab/><text:tab/><text:tab/>1, 2, 3, 4, 5, <text:tab/>pyta<text:tab/><text:tab/><text:tab/><text:tab/>= </text:span><text:span text:style-name="T4">4</text:span></text:p>
        </text:list-item>
        <text:list-item>
          <text:p text:style-name="P4" loext:marker-style-name="T2"><text:span text:style-name="T2">Szczery <text:tab/><text:tab/><text:tab/>1, 2, 3, 4, 5, <text:tab/>zamknięty<text:tab/><text:tab/><text:tab/>= </text:span><text:span text:style-name="T4">2</text:span></text:p>
        </text:list-item>
        <text:list-item>
          <text:p text:style-name="P4" loext:marker-style-name="T2"><text:span text:style-name="T2">Bezkompromisowy <text:tab/><text:tab/>1, 2, 3, 4, 5, <text:tab/>ustępliwy<text:tab/><text:tab/><text:tab/>= </text:span><text:span text:style-name="T4">4</text:span></text:p>
        </text:list-item>
        <text:list-item>
          <text:p text:style-name="P4" loext:marker-style-name="T2"><text:span text:style-name="T2">Nonszalancki<text:tab/><text:tab/><text:tab/>1, 2, 3, 4, 5, <text:tab/>układny<text:tab/><text:tab/>= </text:span><text:span text:style-name="T4">4</text:span></text:p>
        </text:list-item>
        <text:list-item>
          <text:p text:style-name="P4" loext:marker-style-name="T2"><text:span text:style-name="T2">Dominujący <text:tab/><text:tab/><text:tab/>1, 2, 3, 4, 5, <text:tab/>uległy<text:tab/><text:tab/><text:tab/><text:tab/>= </text:span><text:span text:style-name="T4">3</text:span></text:p>
        </text:list-item>
        <text:list-item>
          <text:p text:style-name="P4" loext:marker-style-name="T2"><text:span text:style-name="T2">Uczuciowy <text:tab/><text:tab/><text:tab/>1, 2, 3, 4, 5, <text:tab/>racjonalny <text:tab/><text:tab/><text:tab/>= </text:span><text:span text:style-name="T4">5</text:span></text:p>
        </text:list-item>
        <text:list-item>
          <text:p text:style-name="P4" loext:marker-style-name="T2"><text:span text:style-name="T2">Spokojny <text:tab/><text:tab/><text:tab/>1, 2, 3, 4, 5, <text:tab/>bezzwłoczny <text:tab/><text:tab/>= </text:span><text:span text:style-name="T4">1</text:span></text:p>
        </text:list-item>
        <text:list-item>
          <text:p text:style-name="P4" loext:marker-style-name="T2"><text:span text:style-name="T2">Bajerant <text:tab/><text:tab/><text:tab/>1, 2, 3, 4, 5, <text:tab/>uchylający się<text:tab/><text:tab/>= </text:span><text:span text:style-name="T4">4</text:span></text:p>
        </text:list-item>
        <text:list-item>
          <text:p text:style-name="P4" loext:marker-style-name="T2"><text:span text:style-name="T2">Chaotyczny <text:s text:c="5"/><text:tab/><text:tab/>1, 2, 3, 4, 5, <text:tab/>zdyscyplinowany <text:tab/><text:tab/>= </text:span><text:span text:style-name="T4">2</text:span></text:p>
        </text:list-item>
        <text:list-item>
          <text:p text:style-name="P4" loext:marker-style-name="T2"><text:span text:style-name="T2">Aktywny <text:tab/><text:tab/><text:tab/>1, 2, 3, 4, 5, <text:tab/>pasywny <text:tab/><text:tab/><text:tab/>= </text:span><text:span text:style-name="T4">3</text:span></text:p>
        </text:list-item>
      </text:list>
      <text:p text:style-name="List_20_Paragraph" loext:marker-style-name="T2"><text:span text:style-name="T2"><text:tab/><text:tab/><text:tab/><text:tab/><text:tab/><text:tab/> <text:s text:c="6"/>SUMA cz. B ======== </text:span><text:span text:style-name="T5">72</text:span></text:p>
      <text:p text:style-name="P6" loext:marker-style-name="T2"/>
      <text:p text:style-name="Standard" loext:marker-style-name="T2"><text:span text:style-name="T2">Otrzymane wyniki należy podzielić przez 20, aby otrzymać poszukiwany punkt.</text:span></text:p>
      <text:p text:style-name="P8"/>
      <text:p text:style-name="P9"><text:span text:style-name="T2">A = 3.45</text:span></text:p>
      <text:p text:style-name="P9"><text:span text:style-name="T2">B = 3.6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Motyw pakietu Office">
      <loext:theme-colors loext:name="Pakiet 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indows User</meta:initial-creator>
    <meta:editing-cycles>4</meta:editing-cycles>
    <meta:print-date>2017-10-05T07:42:00</meta:print-date>
    <meta:creation-date>2023-10-06T20:22:00</meta:creation-date>
    <dc:date>2024-10-13T16:02:35.098210519</dc:date>
    <meta:editing-duration>PT11M58S</meta:editing-duration>
    <meta:generator>LibreOffice/24.2.6.2$Linux_X86_64 LibreOffice_project/420$Build-2</meta:generator>
    <meta:document-statistic meta:table-count="0" meta:image-count="0" meta:object-count="0" meta:page-count="2" meta:paragraph-count="53" meta:word-count="543" meta:character-count="2876" meta:non-whitespace-character-count="2166"/>
    <meta:user-defined meta:name="AppVersion">16.0000</meta:user-defined>
    <meta:user-defined meta:name="ContentTypeId">0x010100DA6616AEF5D06B4C836A2A7EDC5083E2</meta:user-defined>
    <meta:template xlink:type="simple" xlink:actuate="onRequest" xlink:title="Normal" xlink:href=""/>
  </office:meta>
</office:document-meta>
</file>